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Standard" style:family="paragraph">
      <style:paragraph-properties fo:text-indent="0.4923in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input = input_in;</text:p>
      <text:p text:style-name="Standard">a = mod[k];</text:p>
      <text:p text:style-name="Standard"/>
      <text:p text:style-name="Standard"><text:span text:style-name="T2">if</text:span><text:s/>( up == 1 )</text:p>
      <text:p text:style-name="Standard">{</text:p>
      <text:p text:style-name="Standard"><text:tab/><text:span text:style-name="T3">if<text:s/></text:span>( k == 22048 )</text:p>
      <text:p text:style-name="Standard"><text:tab/>{</text:p>
      <text:p text:style-name="Standard"><text:tab/><text:tab/>up = 0;</text:p>
      <text:p text:style-name="Standard"><text:tab/>}</text:p>
      <text:p text:style-name="Standard"><text:tab/><text:span text:style-name="T4">else</text:span></text:p>
      <text:p text:style-name="Standard"><text:tab/>{</text:p>
      <text:p text:style-name="Standard"><text:tab/><text:tab/>up = 1;</text:p>
      <text:p text:style-name="Standard"><text:tab/>}</text:p>
      <text:p text:style-name="Standard"><text:tab/>k = k + 1;</text:p>
      <text:p text:style-name="Standard">}</text:p>
      <text:p text:style-name="P5">else</text:p>
      <text:p text:style-name="Standard">{</text:p>
      <text:p text:style-name="Standard"><text:tab/><text:span text:style-name="T6">if<text:s/></text:span>( k == 1 )</text:p>
      <text:p text:style-name="Standard"><text:tab/>{</text:p>
      <text:p text:style-name="Standard"><text:tab/><text:tab/>up = 1;</text:p>
      <text:p text:style-name="Standard"><text:tab/>}</text:p>
      <text:p text:style-name="Standard"><text:tab/><text:span text:style-name="T7">else</text:span></text:p>
      <text:p text:style-name="Standard"><text:tab/>{</text:p>
      <text:p text:style-name="Standard"><text:tab/><text:tab/>up = 0;</text:p>
      <text:p text:style-name="Standard"><text:tab/>}</text:p>
      <text:p text:style-name="P8">k = k - 1;</text:p>
      <text:p text:style-name="Standard">}</text:p>
      <text:p text:style-name="Standard"/>
      <text:p text:style-name="Standard">MidVal = a * input + PrevInVal - a * PrevMidVal;</text:p>
      <text:p text:style-name="Standard">output = a*MidVal + PrevMidVal - a*PrevOutVal;</text:p>
      <text:p text:style-name="Standard"/>
      <text:p text:style-name="Standard">output_out = input + output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opov, Nikola02</dc:creator>
    <meta:creation-date>2024-09-21T10:42:00Z</meta:creation-date>
    <dc:date>2024-09-24T18:33:00Z</dc:date>
    <meta:template xlink:href="Normal.dotm" xlink:type="simple"/>
    <meta:editing-cycles>2</meta:editing-cycles>
    <meta:editing-duration>PT0S</meta:editing-duration>
    <meta:document-statistic meta:page-count="1" meta:paragraph-count="1" meta:word-count="50" meta:character-count="334" meta:row-count="2" meta:non-whitespace-character-count="285"/>
  </office:meta>
</office:document-meta>
</file>